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32b6" officeooo:paragraph-rsid="000c32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resiones regulares</text:p>
      <text:p text:style-name="P1"/>
      <text:p text:style-name="P1">nombre:</text:p>
      <text:p text:style-name="P1">“/^(?=.*[a-z])(?=.*[A-Z]) (?=.*\s)[a-zA-Z\s] {3,25}$/”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4T17:43:51.438194875</meta:creation-date>
    <dc:date>2022-10-14T17:50:24.697944167</dc:date>
    <meta:editing-duration>PT6M35S</meta:editing-duration>
    <meta:editing-cycles>1</meta:editing-cycles>
    <meta:generator>LibreOffice/7.4.1.2$Linux_X86_64 LibreOffice_project/3c58a8f3a960df8bc8fd77b461821e42c061c5f0</meta:generator>
    <meta:document-statistic meta:table-count="0" meta:image-count="0" meta:object-count="0" meta:page-count="1" meta:paragraph-count="3" meta:word-count="6" meta:character-count="83" meta:non-whitespace-character-count="80"/>
  </office:meta>
</office:document-meta>
</file>